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768cm"/>
    </style:style>
    <style:style style:name="co2" style:family="table-column">
      <style:table-column-properties fo:break-before="auto" style:column-width="4.974cm"/>
    </style:style>
    <style:style style:name="co3" style:family="table-column">
      <style:table-column-properties fo:break-before="auto" style:column-width="2.434cm"/>
    </style:style>
    <style:style style:name="co4" style:family="table-column">
      <style:table-column-properties fo:break-before="auto" style:column-width="1.799cm"/>
    </style:style>
    <style:style style:name="co5" style:family="table-column">
      <style:table-column-properties fo:break-before="auto" style:column-width="1.826cm"/>
    </style:style>
    <style:style style:name="co6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2.064cm"/>
    </style:style>
    <style:style style:name="co8" style:family="table-column">
      <style:table-column-properties fo:break-before="auto" style:column-width="2.778cm"/>
    </style:style>
    <style:style style:name="co9" style:family="table-column">
      <style:table-column-properties fo:break-before="auto" style:column-width="2.91cm"/>
    </style:style>
    <style:style style:name="co10" style:family="table-column">
      <style:table-column-properties fo:break-before="auto" style:column-width="3.122cm"/>
    </style:style>
    <style:style style:name="co11" style:family="table-column">
      <style:table-column-properties fo:break-before="auto" style:column-width="2.328cm"/>
    </style:style>
    <style:style style:name="co12" style:family="table-column">
      <style:table-column-properties fo:break-before="auto" style:column-width="2.196cm"/>
    </style:style>
    <style:style style:name="co13" style:family="table-column">
      <style:table-column-properties fo:break-before="auto" style:column-width="1.879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" style:family="table-cell" style:parent-style-name="Default" style:data-style-name="N2"/>
    <style:style style:name="ce5" style:family="table-cell" style:parent-style-name="Default" style:data-style-name="N111"/>
    <style:style style:name="ce6" style:family="table-cell" style:parent-style-name="Default" style:data-style-name="N115"/>
    <style:style style:name="ce7" style:family="table-cell" style:parent-style-name="Default" style:data-style-name="N61"/>
    <style:style style:name="ce8" style:family="table-cell" style:parent-style-name="Default" style:data-style-name="N114"/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Fo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9" table:default-cell-style-name="ce2"/>
        <table:table-column table:style-name="co12" table:default-cell-style-name="ce2"/>
        <table:table-column table:style-name="co9" table:number-columns-repeated="8" table:default-cell-style-name="ce2"/>
        <table:table-column table:style-name="co7" table:default-cell-style-name="ce2"/>
        <table:table-column table:style-name="co13" table:default-cell-style-name="ce2"/>
        <table:table-column table:style-name="co6" table:number-columns-repeated="997" table:default-cell-style-name="ce2"/>
        <table:table-column table:style-name="co6" table:number-columns-repeated="3" table:default-cell-style-name="Default"/>
        <table:table-row table:style-name="ro1">
          <table:table-cell table:style-name="ce1" office:value-type="string" calcext:value-type="string">
            <text:p>TABELA 1</text:p>
          </table:table-cell>
          <table:table-cell/>
          <table:table-cell office:value-type="string" calcext:value-type="string">
            <text:p>Energia (KeV)</text:p>
          </table:table-cell>
          <table:table-cell office:value-type="string" calcext:value-type="string">
            <text:p>Area sinal</text:p>
          </table:table-cell>
          <table:table-cell office:value-type="string" calcext:value-type="string">
            <text:p>Centroide</text:p>
          </table:table-cell>
          <table:table-cell office:value-type="string" calcext:value-type="string">
            <text:p>FWHM</text:p>
          </table:table-cell>
          <table:table-cell office:value-type="string" calcext:value-type="string">
            <text:p>e centroide</text:p>
          </table:table-cell>
          <table:table-cell office:value-type="string" calcext:value-type="string">
            <text:p>R (canais)</text:p>
          </table:table-cell>
          <table:table-cell office:value-type="string" calcext:value-type="string">
            <text:p>e R (canais)</text:p>
          </table:table-cell>
          <table:table-cell office:value-type="string" calcext:value-type="string">
            <text:p>centroide(KeV)</text:p>
          </table:table-cell>
          <table:table-cell office:value-type="string" calcext:value-type="string">
            <text:p>e centroide (KeV)</text:p>
          </table:table-cell>
          <table:table-cell office:value-type="string" calcext:value-type="string">
            <text:p>desvios (%)</text:p>
          </table:table-cell>
          <table:table-cell office:value-type="string" calcext:value-type="string">
            <text:p>desvios (<text:span text:style-name="T1">σ</text:span>)</text:p>
          </table:table-cell>
          <table:table-cell office:value-type="string" calcext:value-type="string">
            <text:p>FWHM(KeV)</text:p>
          </table:table-cell>
          <table:table-cell office:value-type="string" calcext:value-type="string">
            <text:p>e FWHM (KeV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 R</text:p>
          </table:table-cell>
          <table:table-cell office:value-type="string" calcext:value-type="string">
            <text:p>log centroide</text:p>
          </table:table-cell>
          <table:table-cell office:value-type="string" calcext:value-type="string">
            <text:p>log R</text:p>
          </table:table-cell>
          <table:table-cell office:value-type="string" calcext:value-type="string">
            <text:p>e log centroide</text:p>
          </table:table-cell>
          <table:table-cell office:value-type="string" calcext:value-type="string">
            <text:p>e log R</text:p>
          </table:table-cell>
          <table:table-cell table:number-columns-repeated="2"/>
          <table:table-cell office:value-type="string" calcext:value-type="string">
            <text:p>Calibracao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ESTUDO DO 60Co E DO 137Cs</text:p>
          </table:table-cell>
          <table:table-cell office:value-type="string" calcext:value-type="string">
            <text:p>Pico Cs</text:p>
          </table:table-cell>
          <table:table-cell office:value-type="float" office:value="662" calcext:value-type="float">
            <text:p>662</text:p>
          </table:table-cell>
          <table:table-cell office:value-type="float" office:value="2368" calcext:value-type="float">
            <text:p>2368</text:p>
          </table:table-cell>
          <table:table-cell office:value-type="float" office:value="431.15" calcext:value-type="float">
            <text:p>431.15</text:p>
          </table:table-cell>
          <table:table-cell office:value-type="float" office:value="26.9" calcext:value-type="float">
            <text:p>26.9</text:p>
          </table:table-cell>
          <table:table-cell table:formula="of:=[.F2]/(2.355*SQRT([.D2]))" office:value-type="float" office:value="0.234731038137692" calcext:value-type="float">
            <text:p>0.2347310381</text:p>
          </table:table-cell>
          <table:table-cell table:formula="of:=[.F2]/[.E2]" office:value-type="float" office:value="0.0623912791371912" calcext:value-type="float">
            <text:p>0.0623912791</text:p>
          </table:table-cell>
          <table:table-cell table:formula="of:=[.F2]/[.E2]^2*[.G2]" office:value-type="float" office:value="0.0000339676904154271" calcext:value-type="float">
            <text:p>3.39676904154271E-005</text:p>
          </table:table-cell>
          <table:table-cell table:style-name="ce4" table:formula="of:=[.$X$5]*[.E2]+[.$X$6]" office:value-type="float" office:value="667.023098419889" calcext:value-type="float">
            <text:p>667.02</text:p>
          </table:table-cell>
          <table:table-cell table:style-name="ce4" table:formula="of:=([.$X$5]^2*[.G2]^2+[.E2]^2*[.$Y$5]^2+[.$Y$6]^2)^0.5" office:value-type="float" office:value="0.402758249024946" calcext:value-type="float">
            <text:p>0.40</text:p>
          </table:table-cell>
          <table:table-cell table:style-name="ce4" table:formula="of:=ABS([.C2]-[.J2])/[.C2]*100" office:value-type="float" office:value="0.758776196357861" calcext:value-type="float">
            <text:p>0.76</text:p>
          </table:table-cell>
          <table:table-cell table:style-name="ce4" table:formula="of:=ABS([.C2]-[.J2])/[.K2]" office:value-type="float" office:value="12.4717455993755" calcext:value-type="float">
            <text:p>12.47</text:p>
          </table:table-cell>
          <table:table-cell table:formula="of:=[.$X$5]*[.F2]" office:value-type="float" office:value="41.441871" calcext:value-type="float">
            <text:p>41.441871</text:p>
          </table:table-cell>
          <table:table-cell table:style-name="ce5" table:formula="of:=([.$Y$5]^2*[.F2]^2)^0.5" office:value-type="float" office:value="0.00975556475445031" calcext:value-type="float">
            <text:p>0.010</text:p>
          </table:table-cell>
          <table:table-cell table:style-name="ce6" table:formula="of:=[.N2]/[.J2]" office:value-type="float" office:value="0.0621295890624652" calcext:value-type="float">
            <text:p>0.062130</text:p>
          </table:table-cell>
          <table:table-cell table:style-name="ce7" table:formula="of:=(([.N2]*[.K2]/[.J2]^2)^2+([.O2]/[.J2])^2)^0.5" office:value-type="float" office:value="0.0000402649040069396" calcext:value-type="float">
            <text:p>4.03E-05</text:p>
          </table:table-cell>
          <table:table-cell table:style-name="ce8" table:formula="of:=LN([.J2])" office:value-type="float" office:value="6.50282467563068" calcext:value-type="float">
            <text:p>6.50282</text:p>
          </table:table-cell>
          <table:table-cell table:style-name="ce8" table:formula="of:=LN([.P2])" office:value-type="float" office:value="-2.77853292908477" calcext:value-type="float">
            <text:p>-2.77853</text:p>
          </table:table-cell>
          <table:table-cell table:style-name="ce7" table:formula="of:=[.K2]/[.J2]" office:value-type="float" office:value="0.000603814545521797" calcext:value-type="float">
            <text:p>6.04E-04</text:p>
          </table:table-cell>
          <table:table-cell table:style-name="ce7" table:formula="of:=[.Q2]/[.P2]" office:value-type="float" office:value="0.000648079355014841" calcext:value-type="float">
            <text:p>6.48E-04</text:p>
          </table:table-cell>
          <table:table-cell table:style-name="ce4" office:value-type="string" calcext:value-type="string">
            <text:p>***</text:p>
          </table:table-cell>
          <table:table-cell/>
          <table:table-cell office:value-type="string" calcext:value-type="string">
            <text:p>E = a*c + b</text:p>
          </table:table-cell>
          <table:table-cell table:number-columns-repeated="1000"/>
        </table:table-row>
        <table:table-row table:style-name="ro2">
          <table:table-cell/>
          <table:table-cell office:value-type="string" calcext:value-type="string">
            <text:p>Pico Co</text:p>
          </table:table-cell>
          <table:table-cell office:value-type="float" office:value="1173" calcext:value-type="float">
            <text:p>1173</text:p>
          </table:table-cell>
          <table:table-cell office:value-type="float" office:value="3042" calcext:value-type="float">
            <text:p>3042</text:p>
          </table:table-cell>
          <table:table-cell office:value-type="float" office:value="759.51" calcext:value-type="float">
            <text:p>759.51</text:p>
          </table:table-cell>
          <table:table-cell office:value-type="float" office:value="35.82" calcext:value-type="float">
            <text:p>35.82</text:p>
          </table:table-cell>
          <table:table-cell table:formula="of:=[.F3]/(2.355*SQRT([.D3]))" office:value-type="float" office:value="0.275775109174175" calcext:value-type="float">
            <text:p>0.2757751092</text:p>
          </table:table-cell>
          <table:table-cell table:formula="of:=[.F3]/[.E3]" office:value-type="float" office:value="0.0471619860173006" calcext:value-type="float">
            <text:p>0.047161986</text:p>
          </table:table-cell>
          <table:table-cell table:formula="of:=[.F3]/[.E3]^2*[.G3]" office:value-type="float" office:value="0.0000171243325865255" calcext:value-type="float">
            <text:p>1.71243325865255E-005</text:p>
          </table:table-cell>
          <table:table-cell table:style-name="ce4" table:formula="of:=[.$X$5]*[.E3]+[.$X$6]" office:value-type="float" office:value="1172.89123081989" calcext:value-type="float">
            <text:p>1172.89</text:p>
          </table:table-cell>
          <table:table-cell table:style-name="ce4" table:formula="of:=([.$X$5]^2*[.G3]^2+[.E3]^2*[.$Y$5]^2+[.$Y$6]^2)^0.5" office:value-type="float" office:value="0.513191733253896" calcext:value-type="float">
            <text:p>0.51</text:p>
          </table:table-cell>
          <table:table-cell table:style-name="ce4" table:formula="of:=ABS([.C3]-[.J3])/[.C3]*100" office:value-type="float" office:value="0.00927273487732647" calcext:value-type="float">
            <text:p>0.01</text:p>
          </table:table-cell>
          <table:table-cell table:style-name="ce4" table:formula="of:=ABS([.C3]-[.J3])/[.K3]" office:value-type="float" office:value="0.211946477431058" calcext:value-type="float">
            <text:p>0.21</text:p>
          </table:table-cell>
          <table:table-cell table:formula="of:=[.$X$5]*[.F3]" office:value-type="float" office:value="55.1839338" calcext:value-type="float">
            <text:p>55.1839338</text:p>
          </table:table-cell>
          <table:table-cell table:style-name="ce5" table:formula="of:=([.$Y$5]^2*[.F3]^2)^0.5" office:value-type="float" office:value="0.01299049552061" calcext:value-type="float">
            <text:p>0.013</text:p>
          </table:table-cell>
          <table:table-cell table:style-name="ce6" table:formula="of:=[.N3]/[.J3]" office:value-type="float" office:value="0.0470494896286543" calcext:value-type="float">
            <text:p>0.047049</text:p>
          </table:table-cell>
          <table:table-cell table:style-name="ce7" table:formula="of:=(([.N3]*[.K3]/[.J3]^2)^2+([.O3]/[.J3])^2)^0.5" office:value-type="float" office:value="0.0000233765310166082" calcext:value-type="float">
            <text:p>2.34E-05</text:p>
          </table:table-cell>
          <table:table-cell table:style-name="ce8" table:formula="of:=LN([.J3])" office:value-type="float" office:value="7.06722711700526" calcext:value-type="float">
            <text:p>7.06723</text:p>
          </table:table-cell>
          <table:table-cell table:style-name="ce8" table:formula="of:=LN([.P3])" office:value-type="float" office:value="-3.05655526043457" calcext:value-type="float">
            <text:p>-3.05656</text:p>
          </table:table-cell>
          <table:table-cell table:style-name="ce7" table:formula="of:=[.K3]/[.J3]" office:value-type="float" office:value="0.000437544181223998" calcext:value-type="float">
            <text:p>4.38E-04</text:p>
          </table:table-cell>
          <table:table-cell table:style-name="ce7" table:formula="of:=[.Q3]/[.P3]" office:value-type="float" office:value="0.000496849831977165" calcext:value-type="float">
            <text:p>4.97E-04</text:p>
          </table:table-cell>
          <table:table-cell table:style-name="ce4" office:value-type="string" calcext:value-type="string">
            <text:p>***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Pico Co</text:p>
          </table:table-cell>
          <table:table-cell office:value-type="float" office:value="1333" calcext:value-type="float">
            <text:p>1333</text:p>
          </table:table-cell>
          <table:table-cell office:value-type="float" office:value="2974" calcext:value-type="float">
            <text:p>2974</text:p>
          </table:table-cell>
          <table:table-cell office:value-type="float" office:value="861.4" calcext:value-type="float">
            <text:p>861.4</text:p>
          </table:table-cell>
          <table:table-cell office:value-type="float" office:value="34.42" calcext:value-type="float">
            <text:p>34.42</text:p>
          </table:table-cell>
          <table:table-cell table:formula="of:=[.F4]/(2.355*SQRT([.D4]))" office:value-type="float" office:value="0.268009058091106" calcext:value-type="float">
            <text:p>0.2680090581</text:p>
          </table:table-cell>
          <table:table-cell table:formula="of:=[.F4]/[.E4]" office:value-type="float" office:value="0.0399582075690736" calcext:value-type="float">
            <text:p>0.0399582076</text:p>
          </table:table-cell>
          <table:table-cell table:formula="of:=[.F4]/[.E4]^2*[.G4]" office:value-type="float" office:value="0.0000124322748706714" calcext:value-type="float">
            <text:p>1.24322748706714E-005</text:p>
          </table:table-cell>
          <table:table-cell table:style-name="ce4" table:formula="of:=[.$X$5]*[.E4]+[.$X$6]" office:value-type="float" office:value="1329.86194591989" calcext:value-type="float">
            <text:p>1329.86</text:p>
          </table:table-cell>
          <table:table-cell table:style-name="ce4" table:formula="of:=([.$X$5]^2*[.G4]^2+[.E4]^2*[.$Y$5]^2+[.$Y$6]^2)^0.5" office:value-type="float" office:value="0.524465658491044" calcext:value-type="float">
            <text:p>0.52</text:p>
          </table:table-cell>
          <table:table-cell table:style-name="ce4" table:formula="of:=ABS([.C4]-[.J4])/[.C4]*100" office:value-type="float" office:value="0.235412909235636" calcext:value-type="float">
            <text:p>0.24</text:p>
          </table:table-cell>
          <table:table-cell table:style-name="ce4" table:formula="of:=ABS([.C4]-[.J4])/[.K4]" office:value-type="float" office:value="5.98333566613015" calcext:value-type="float">
            <text:p>5.98</text:p>
          </table:table-cell>
          <table:table-cell table:formula="of:=[.$X$5]*[.F4]" office:value-type="float" office:value="53.0271078" calcext:value-type="float">
            <text:p>53.0271078</text:p>
          </table:table-cell>
          <table:table-cell table:style-name="ce5" table:formula="of:=([.$Y$5]^2*[.F4]^2)^0.5" office:value-type="float" office:value="0.0124827709608989" calcext:value-type="float">
            <text:p>0.012</text:p>
          </table:table-cell>
          <table:table-cell table:style-name="ce6" table:formula="of:=[.N4]/[.J4]" office:value-type="float" office:value="0.039874144803294" calcext:value-type="float">
            <text:p>0.039874</text:p>
          </table:table-cell>
          <table:table-cell table:style-name="ce7" table:formula="of:=(([.N4]*[.K4]/[.J4]^2)^2+([.O4]/[.J4])^2)^0.5" office:value-type="float" office:value="0.0000183137952873424" calcext:value-type="float">
            <text:p>1.83E-05</text:p>
          </table:table-cell>
          <table:table-cell table:style-name="ce8" table:formula="of:=LN([.J4])" office:value-type="float" office:value="7.19283041576797" calcext:value-type="float">
            <text:p>7.19283</text:p>
          </table:table-cell>
          <table:table-cell table:style-name="ce8" table:formula="of:=LN([.P4])" office:value-type="float" office:value="-3.22202716504645" calcext:value-type="float">
            <text:p>-3.22203</text:p>
          </table:table-cell>
          <table:table-cell table:style-name="ce7" table:formula="of:=[.K4]/[.J4]" office:value-type="float" office:value="0.000394376017826618" calcext:value-type="float">
            <text:p>3.94E-04</text:p>
          </table:table-cell>
          <table:table-cell table:style-name="ce7" table:formula="of:=[.Q4]/[.P4]" office:value-type="float" office:value="0.000459289982962331" calcext:value-type="float">
            <text:p>4.59E-04</text:p>
          </table:table-cell>
          <table:table-cell table:style-name="ce4" office:value-type="string" calcext:value-type="string">
            <text:p>***</text:p>
          </table:table-cell>
          <table:table-cell office:value-type="string" calcext:value-type="string">
            <text:p>Parametros</text:p>
          </table:table-cell>
          <table:table-cell/>
          <table:table-cell office:value-type="string" calcext:value-type="string">
            <text:p>erro</text:p>
          </table:table-cell>
          <table:table-cell table:number-columns-repeated="999"/>
        </table:table-row>
        <table:table-row table:style-name="ro2">
          <table:table-cell/>
          <table:table-cell office:value-type="string" calcext:value-type="string">
            <text:p>Raios x</text:p>
          </table:table-cell>
          <table:table-cell office:value-type="float" office:value="32" calcext:value-type="float">
            <text:p>32</text:p>
          </table:table-cell>
          <table:table-cell office:value-type="float" office:value="2479" calcext:value-type="float">
            <text:p>2479</text:p>
          </table:table-cell>
          <table:table-cell office:value-type="float" office:value="18.87" calcext:value-type="float">
            <text:p>18.87</text:p>
          </table:table-cell>
          <table:table-cell office:value-type="float" office:value="3.68" calcext:value-type="float">
            <text:p>3.68</text:p>
          </table:table-cell>
          <table:table-cell table:formula="of:=[.F5]/(2.355*SQRT([.D5]))" office:value-type="float" office:value="0.0313847478510199" calcext:value-type="float">
            <text:p>0.0313847479</text:p>
          </table:table-cell>
          <table:table-cell table:formula="of:=[.F5]/[.E5]" office:value-type="float" office:value="0.195018547959724" calcext:value-type="float">
            <text:p>0.195018548</text:p>
          </table:table-cell>
          <table:table-cell table:formula="of:=[.F5]/[.E5]^2*[.G5]" office:value-type="float" office:value="0.000324356542341706" calcext:value-type="float">
            <text:p>0.0003243565</text:p>
          </table:table-cell>
          <table:table-cell table:style-name="ce4" table:formula="of:=[.$X$5]*[.E5]+[.$X$6]" office:value-type="float" office:value="31.8686532198891" calcext:value-type="float">
            <text:p>31.87</text:p>
          </table:table-cell>
          <table:table-cell table:style-name="ce4" table:formula="of:=([.$X$5]^2*[.G5]^2+[.E5]^2*[.$Y$5]^2+[.$Y$6]^2)^0.5" office:value-type="float" office:value="0.0968398781442169" calcext:value-type="float">
            <text:p>0.10</text:p>
          </table:table-cell>
          <table:table-cell table:style-name="ce4" table:formula="of:=ABS([.C5]-[.J5])/[.C5]*100" office:value-type="float" office:value="0.410458687846627" calcext:value-type="float">
            <text:p>0.41</text:p>
          </table:table-cell>
          <table:table-cell table:style-name="ce4" table:formula="of:=ABS([.C5]-[.J5])/[.K5]" office:value-type="float" office:value="1.35632946496809" calcext:value-type="float">
            <text:p>1.36</text:p>
          </table:table-cell>
          <table:table-cell table:formula="of:=[.$X$5]*[.F5]" office:value-type="float" office:value="5.6693712" calcext:value-type="float">
            <text:p>5.6693712</text:p>
          </table:table-cell>
          <table:table-cell table:style-name="ce5" table:formula="of:=([.$Y$5]^2*[.F5]^2)^0.5" office:value-type="float" office:value="0.00133459027124079" calcext:value-type="float">
            <text:p>0.001</text:p>
          </table:table-cell>
          <table:table-cell table:style-name="ce6" table:formula="of:=[.N5]/[.J5]" office:value-type="float" office:value="0.177898047993499" calcext:value-type="float">
            <text:p>0.177898</text:p>
          </table:table-cell>
          <table:table-cell table:style-name="ce7" table:formula="of:=(([.N5]*[.K5]/[.J5]^2)^2+([.O5]/[.J5])^2)^0.5" office:value-type="float" office:value="0.000542201827206857" calcext:value-type="float">
            <text:p>5.42E-04</text:p>
          </table:table-cell>
          <table:table-cell table:style-name="ce8" table:formula="of:=LN([.J5])" office:value-type="float" office:value="3.46162286898249" calcext:value-type="float">
            <text:p>3.46162</text:p>
          </table:table-cell>
          <table:table-cell table:style-name="ce8" table:formula="of:=LN([.P5])" office:value-type="float" office:value="-1.72654465686353" calcext:value-type="float">
            <text:p>-1.72654</text:p>
          </table:table-cell>
          <table:table-cell table:style-name="ce7" table:formula="of:=[.K5]/[.J5]" office:value-type="float" office:value="0.00303871887763928" calcext:value-type="float">
            <text:p>3.04E-03</text:p>
          </table:table-cell>
          <table:table-cell table:style-name="ce7" table:formula="of:=[.Q5]/[.P5]" office:value-type="float" office:value="0.00304782336468735" calcext:value-type="float">
            <text:p>3.05E-03</text:p>
          </table:table-cell>
          <table:table-cell table:style-name="ce4" office:value-type="string" calcext:value-type="string">
            <text:p>***</text:p>
          </table:table-cell>
          <table:table-cell office:value-type="string" calcext:value-type="string">
            <text:p>a</text:p>
          </table:table-cell>
          <table:table-cell office:value-type="float" office:value="1.54059" calcext:value-type="float">
            <text:p>1.54059</text:p>
          </table:table-cell>
          <table:table-cell office:value-type="float" office:value="0.000362660399793692" calcext:value-type="float">
            <text:p>0.0003626604</text:p>
          </table:table-cell>
          <table:table-cell table:number-columns-repeated="999"/>
        </table:table-row>
        <table:table-row table:style-name="ro2">
          <table:table-cell/>
          <table:table-cell office:value-type="string" calcext:value-type="string">
            <text:p>Retrodifusao Cs</text:p>
          </table:table-cell>
          <table:table-cell office:value-type="float" office:value="184.35" calcext:value-type="float">
            <text:p>184.35</text:p>
          </table:table-cell>
          <table:table-cell office:value-type="float" office:value="6178" calcext:value-type="float">
            <text:p>6178</text:p>
          </table:table-cell>
          <table:table-cell office:value-type="float" office:value="128.76" calcext:value-type="float">
            <text:p>128.76</text:p>
          </table:table-cell>
          <table:table-cell office:value-type="float" office:value="20.05" calcext:value-type="float">
            <text:p>20.05</text:p>
          </table:table-cell>
          <table:table-cell table:formula="of:=[.F6]/(2.355*SQRT([.D6]))" office:value-type="float" office:value="0.108317720902189" calcext:value-type="float">
            <text:p>0.1083177209</text:p>
          </table:table-cell>
          <table:table-cell table:formula="of:=[.F6]/[.E6]" office:value-type="float" office:value="0.155716060888475" calcext:value-type="float">
            <text:p>0.1557160609</text:p>
          </table:table-cell>
          <table:table-cell table:formula="of:=[.F6]/[.E6]^2*[.G6]" office:value-type="float" office:value="0.000130994166071031" calcext:value-type="float">
            <text:p>0.0001309942</text:p>
          </table:table-cell>
          <table:table-cell table:style-name="ce4" table:formula="of:=[.$X$5]*[.E6]+[.$X$6]" office:value-type="float" office:value="201.164088319889" calcext:value-type="float">
            <text:p>201.16</text:p>
          </table:table-cell>
          <table:table-cell table:style-name="ce4" table:formula="of:=([.$X$5]^2*[.G6]^2+[.E6]^2*[.$Y$5]^2+[.$Y$6]^2)^0.5" office:value-type="float" office:value="0.192407127415798" calcext:value-type="float">
            <text:p>0.19</text:p>
          </table:table-cell>
          <table:table-cell table:style-name="ce4" table:formula="of:=ABS([.C6]-[.J6])/[.C6]*100" office:value-type="float" office:value="9.12074224024359" calcext:value-type="float">
            <text:p>9.12</text:p>
          </table:table-cell>
          <table:table-cell table:style-name="ce4" table:formula="of:=ABS([.C6]-[.J6])/[.K6]" office:value-type="float" office:value="87.3880741618952" calcext:value-type="float">
            <text:p>87.39</text:p>
          </table:table-cell>
          <table:table-cell/>
          <table:table-cell table:style-name="ce5"/>
          <table:table-cell table:style-name="ce6"/>
          <table:table-cell table:style-name="ce7"/>
          <table:table-cell table:style-name="ce8" table:number-columns-repeated="2"/>
          <table:table-cell table:style-name="ce7" table:number-columns-repeated="2"/>
          <table:table-cell table:style-name="ce4"/>
          <table:table-cell office:value-type="string" calcext:value-type="string">
            <text:p>b</text:p>
          </table:table-cell>
          <table:table-cell office:value-type="float" office:value="2.79771991988908" calcext:value-type="float">
            <text:p>2.7977199199</text:p>
          </table:table-cell>
          <table:table-cell office:value-type="float" office:value="0.083626" calcext:value-type="float">
            <text:p>0.083626</text:p>
          </table:table-cell>
          <table:table-cell table:number-columns-repeated="999"/>
        </table:table-row>
        <table:table-row table:style-name="ro2">
          <table:table-cell/>
          <table:table-cell office:value-type="string" calcext:value-type="string">
            <text:p>Joelho Compton Cs</text:p>
          </table:table-cell>
          <table:table-cell office:value-type="float" office:value="477.65" calcext:value-type="float">
            <text:p>477.65</text:p>
          </table:table-cell>
          <table:table-cell office:value-type="float" office:value="2882" calcext:value-type="float">
            <text:p>2882</text:p>
          </table:table-cell>
          <table:table-cell office:value-type="float" office:value="289.24" calcext:value-type="float">
            <text:p>289.24</text:p>
          </table:table-cell>
          <table:table-cell office:value-type="float" office:value="26.45" calcext:value-type="float">
            <text:p>26.45</text:p>
          </table:table-cell>
          <table:table-cell table:formula="of:=[.F7]/(2.355*SQRT([.D7]))" office:value-type="float" office:value="0.2092125710692" calcext:value-type="float">
            <text:p>0.2092125711</text:p>
          </table:table-cell>
          <table:table-cell table:formula="of:=[.F7]/[.E7]" office:value-type="float" office:value="0.0914465495782049" calcext:value-type="float">
            <text:p>0.0914465496</text:p>
          </table:table-cell>
          <table:table-cell table:formula="of:=[.F7]/[.E7]^2*[.G7]" office:value-type="float" office:value="0.0000661449583483036" calcext:value-type="float">
            <text:p>0.000066145</text:p>
          </table:table-cell>
          <table:table-cell table:style-name="ce4" table:formula="of:=[.$X$5]*[.E7]+[.$X$6]" office:value-type="float" office:value="448.397971519889" calcext:value-type="float">
            <text:p>448.40</text:p>
          </table:table-cell>
          <table:table-cell table:style-name="ce4" table:formula="of:=([.$X$5]^2*[.G7]^2+[.E7]^2*[.$Y$5]^2+[.$Y$6]^2)^0.5" office:value-type="float" office:value="0.349114171793728" calcext:value-type="float">
            <text:p>0.35</text:p>
          </table:table-cell>
          <table:table-cell table:style-name="ce4" table:formula="of:=ABS([.C7]-[.J7])/[.C7]*100" office:value-type="float" office:value="6.12415544438625" calcext:value-type="float">
            <text:p>6.12</text:p>
          </table:table-cell>
          <table:table-cell table:style-name="ce4" table:formula="of:=ABS([.C7]-[.J7])/[.K7]" office:value-type="float" office:value="83.7892897037544" calcext:value-type="float">
            <text:p>83.79</text:p>
          </table:table-cell>
          <table:table-cell/>
          <table:table-cell table:style-name="ce5"/>
          <table:table-cell table:style-name="ce6"/>
          <table:table-cell table:style-name="ce7"/>
          <table:table-cell table:style-name="ce8" table:number-columns-repeated="2"/>
          <table:table-cell table:style-name="ce7" table:number-columns-repeated="2"/>
          <table:table-cell table:style-name="ce4"/>
          <table:table-cell table:number-columns-repeated="1002"/>
        </table:table-row>
        <table:table-row table:style-name="ro2">
          <table:table-cell/>
          <table:table-cell office:value-type="string" calcext:value-type="string">
            <text:p>Joelho Compton Co 1.17MeV</text:p>
          </table:table-cell>
          <table:table-cell office:value-type="float" office:value="963.2" calcext:value-type="float">
            <text:p>963.2</text:p>
          </table:table-cell>
          <table:table-cell office:value-type="float" office:value="953" calcext:value-type="float">
            <text:p>953</text:p>
          </table:table-cell>
          <table:table-cell table:formula="of:=433.34+110" office:value-type="float" office:value="543.34" calcext:value-type="float">
            <text:p>543.34</text:p>
          </table:table-cell>
          <table:table-cell office:value-type="float" office:value="7.43" calcext:value-type="float">
            <text:p>7.43</text:p>
          </table:table-cell>
          <table:table-cell table:formula="of:=[.F8]/(2.355*SQRT([.D8]))" office:value-type="float" office:value="0.102200130882178" calcext:value-type="float">
            <text:p>0.1022001309</text:p>
          </table:table-cell>
          <table:table-cell table:formula="of:=[.F8]/[.E8]" office:value-type="float" office:value="0.0136746788382965" calcext:value-type="float">
            <text:p>0.0136746788</text:p>
          </table:table-cell>
          <table:table-cell table:formula="of:=[.F8]/[.E8]^2*[.G8]" office:value-type="float" office:value="0.0000025721536552539" calcext:value-type="float">
            <text:p>2.5721536552539E-006</text:p>
          </table:table-cell>
          <table:table-cell table:style-name="ce4" table:formula="of:=[.$X$5]*[.E8]+[.$X$6]" office:value-type="float" office:value="839.861890519889" calcext:value-type="float">
            <text:p>839.86</text:p>
          </table:table-cell>
          <table:table-cell table:style-name="ce4" table:formula="of:=([.$X$5]^2*[.G8]^2+[.E8]^2*[.$Y$5]^2+[.$Y$6]^2)^0.5" office:value-type="float" office:value="0.265727705457938" calcext:value-type="float">
            <text:p>0.27</text:p>
          </table:table-cell>
          <table:table-cell table:style-name="ce4" table:formula="of:=ABS([.C8]-[.J8])/[.C8]*100" office:value-type="float" office:value="12.8050362832341" calcext:value-type="float">
            <text:p>12.81</text:p>
          </table:table-cell>
          <table:table-cell table:style-name="ce4" table:formula="of:=ABS([.C8]-[.J8])/[.K8]" office:value-type="float" office:value="464.152239103402" calcext:value-type="float">
            <text:p>464.15</text:p>
          </table:table-cell>
          <table:table-cell/>
          <table:table-cell table:style-name="ce5"/>
          <table:table-cell table:style-name="ce6"/>
          <table:table-cell table:style-name="ce7"/>
          <table:table-cell table:style-name="ce8" table:number-columns-repeated="2"/>
          <table:table-cell table:style-name="ce7" table:number-columns-repeated="2"/>
          <table:table-cell table:style-name="ce4"/>
          <table:table-cell table:number-columns-repeated="1002"/>
        </table:table-row>
        <table:table-row table:style-name="ro2">
          <table:table-cell/>
          <table:table-cell office:value-type="string" calcext:value-type="string">
            <text:p>Joelho Compton Co 1.33MeV</text:p>
          </table:table-cell>
          <table:table-cell office:value-type="float" office:value="1118.6" calcext:value-type="float">
            <text:p>1118.6</text:p>
          </table:table-cell>
          <table:table-cell office:value-type="float" office:value="645" calcext:value-type="float">
            <text:p>645</text:p>
          </table:table-cell>
          <table:table-cell table:formula="of:=595.02+70" office:value-type="float" office:value="665.02" calcext:value-type="float">
            <text:p>665.02</text:p>
          </table:table-cell>
          <table:table-cell office:value-type="float" office:value="6.32" calcext:value-type="float">
            <text:p>6.32</text:p>
          </table:table-cell>
          <table:table-cell table:formula="of:=[.F9]/(2.355*SQRT([.D9]))" office:value-type="float" office:value="0.105668686616891" calcext:value-type="float">
            <text:p>0.1056686866</text:p>
          </table:table-cell>
          <table:table-cell table:formula="of:=[.F9]/[.E9]" office:value-type="float" office:value="0.00950347357974196" calcext:value-type="float">
            <text:p>0.0095034736</text:p>
          </table:table-cell>
          <table:table-cell table:formula="of:=[.F9]/[.E9]^2*[.G9]" office:value-type="float" office:value="0.00000151005920343697" calcext:value-type="float">
            <text:p>1.51005920343697E-006</text:p>
          </table:table-cell>
          <table:table-cell table:style-name="ce4" table:formula="of:=[.$X$5]*[.E9]+[.$X$6]" office:value-type="float" office:value="1027.32088171989" calcext:value-type="float">
            <text:p>1027.32</text:p>
          </table:table-cell>
          <table:table-cell table:style-name="ce4" table:formula="of:=([.$X$5]^2*[.G9]^2+[.E9]^2*[.$Y$5]^2+[.$Y$6]^2)^0.5" office:value-type="float" office:value="0.302755095662221" calcext:value-type="float">
            <text:p>0.30</text:p>
          </table:table-cell>
          <table:table-cell table:style-name="ce4" table:formula="of:=ABS([.C9]-[.J9])/[.C9]*100" office:value-type="float" office:value="8.16012142679341" calcext:value-type="float">
            <text:p>8.16</text:p>
          </table:table-cell>
          <table:table-cell table:style-name="ce4" table:formula="of:=ABS([.C9]-[.J9])/[.K9]" office:value-type="float" office:value="301.494903266466" calcext:value-type="float">
            <text:p>301.49</text:p>
          </table:table-cell>
          <table:table-cell/>
          <table:table-cell table:style-name="ce5"/>
          <table:table-cell table:style-name="ce6"/>
          <table:table-cell table:style-name="ce7"/>
          <table:table-cell table:style-name="ce8" table:number-columns-repeated="2"/>
          <table:table-cell table:style-name="ce7" table:number-columns-repeated="2"/>
          <table:table-cell table:style-name="ce4"/>
          <table:table-cell table:number-columns-repeated="1002"/>
        </table:table-row>
        <table:table-row table:style-name="ro2">
          <table:table-cell/>
          <table:table-cell office:value-type="string" calcext:value-type="string">
            <text:p>Pico desconhecido</text:p>
          </table:table-cell>
          <table:table-cell/>
          <table:table-cell office:value-type="float" office:value="3029" calcext:value-type="float">
            <text:p>3029</text:p>
          </table:table-cell>
          <table:table-cell office:value-type="float" office:value="505.21" calcext:value-type="float">
            <text:p>505.21</text:p>
          </table:table-cell>
          <table:table-cell office:value-type="float" office:value="24.84" calcext:value-type="float">
            <text:p>24.84</text:p>
          </table:table-cell>
          <table:table-cell table:formula="of:=[.F10]/(2.355*SQRT([.D10]))" office:value-type="float" office:value="0.191650979571429" calcext:value-type="float">
            <text:p>0.1916509796</text:p>
          </table:table-cell>
          <table:table-cell table:formula="of:=[.F10]/[.E10]" office:value-type="float" office:value="0.0491676728489143" calcext:value-type="float">
            <text:p>0.0491676728</text:p>
          </table:table-cell>
          <table:table-cell table:formula="of:=[.F10]/[.E10]^2*[.G10]" office:value-type="float" office:value="0.0000186517144647612" calcext:value-type="float">
            <text:p>1.86517144647612E-005</text:p>
          </table:table-cell>
          <table:table-cell table:style-name="ce4" table:formula="of:=[.$X$5]*[.E10]+[.$X$6]" office:value-type="float" office:value="781.119193819889" calcext:value-type="float">
            <text:p>781.12</text:p>
          </table:table-cell>
          <table:table-cell table:style-name="ce4" table:formula="of:=([.$X$5]^2*[.G10]^2+[.E10]^2*[.$Y$5]^2+[.$Y$6]^2)^0.5" office:value-type="float" office:value="0.357405387432857" calcext:value-type="float">
            <text:p>0.36</text:p>
          </table:table-cell>
          <table:table-cell table:style-name="ce4" table:number-columns-repeated="2"/>
          <table:table-cell table:formula="of:=[.$X$5]*[.F10]" office:value-type="float" office:value="38.2682556" calcext:value-type="float">
            <text:p>38.2682556</text:p>
          </table:table-cell>
          <table:table-cell table:style-name="ce5" table:formula="of:=([.$Y$5]^2*[.F10]^2)^0.5" office:value-type="float" office:value="0.00900848433087531" calcext:value-type="float">
            <text:p>0.009</text:p>
          </table:table-cell>
          <table:table-cell table:style-name="ce6" table:formula="of:=[.N10]/[.J10]" office:value-type="float" office:value="0.0489915699201522" calcext:value-type="float">
            <text:p>0.048992</text:p>
          </table:table-cell>
          <table:table-cell table:style-name="ce7" table:formula="of:=(([.N10]*[.K10]/[.J10]^2)^2+([.O10]/[.J10])^2)^0.5" office:value-type="float" office:value="0.0000252090970695534" calcext:value-type="float">
            <text:p>2.52E-05</text:p>
          </table:table-cell>
          <table:table-cell table:style-name="ce8" table:formula="of:=LN([.J10])" office:value-type="float" office:value="6.66072775512178" calcext:value-type="float">
            <text:p>6.66073</text:p>
          </table:table-cell>
          <table:table-cell table:style-name="ce8" table:formula="of:=LN([.P10])" office:value-type="float" office:value="-3.01610703811838" calcext:value-type="float">
            <text:p>-3.01611</text:p>
          </table:table-cell>
          <table:table-cell table:style-name="ce7" table:formula="of:=[.K10]/[.J10]" office:value-type="float" office:value="0.000457555505306489" calcext:value-type="float">
            <text:p>4.58E-04</text:p>
          </table:table-cell>
          <table:table-cell table:style-name="ce7" table:formula="of:=[.Q10]/[.P10]" office:value-type="float" office:value="0.000514559894909266" calcext:value-type="float">
            <text:p>5.15E-04</text:p>
          </table:table-cell>
          <table:table-cell table:style-name="ce4" office:value-type="string" calcext:value-type="string">
            <text:p>***</text:p>
          </table:table-cell>
          <table:table-cell table:number-columns-repeated="1002"/>
        </table:table-row>
        <table:table-row table:style-name="ro2">
          <table:table-cell table:number-columns-repeated="3"/>
          <table:table-cell office:value-type="float" office:value="21213" calcext:value-type="float">
            <text:p>21213</text:p>
          </table:table-cell>
          <table:table-cell office:value-type="float" office:value="225.48" calcext:value-type="float">
            <text:p>225.48</text:p>
          </table:table-cell>
          <table:table-cell office:value-type="float" office:value="18.25" calcext:value-type="float">
            <text:p>18.25</text:p>
          </table:table-cell>
          <table:table-cell table:formula="of:=[.F11]/(2.355*SQRT([.D11]))" office:value-type="float" office:value="0.0532072620327158" calcext:value-type="float">
            <text:p>0.053207262</text:p>
          </table:table-cell>
          <table:table-cell table:formula="of:=[.F11]/[.E11]" office:value-type="float" office:value="0.0809384424339188" calcext:value-type="float">
            <text:p>0.0809384424</text:p>
          </table:table-cell>
          <table:table-cell table:formula="of:=[.F11]/[.E11]^2*[.G11]" office:value-type="float" office:value="0.0000190993122010883" calcext:value-type="float">
            <text:p>1.90993122010883E-005</text:p>
          </table:table-cell>
          <table:table-cell table:style-name="ce4" table:formula="of:=[.$X$5]*[.E11]+[.$X$6]" office:value-type="float" office:value="350.169953119889" calcext:value-type="float">
            <text:p>350.17</text:p>
          </table:table-cell>
          <table:table-cell table:style-name="ce4" table:formula="of:=([.$X$5]^2*[.G11]^2+[.E11]^2*[.$Y$5]^2+[.$Y$6]^2)^0.5" office:value-type="float" office:value="0.142825950845133" calcext:value-type="float">
            <text:p>0.14</text:p>
          </table:table-cell>
          <table:table-cell table:style-name="ce4" table:number-columns-repeated="2"/>
          <table:table-cell table:formula="of:=[.$X$5]*[.F11]" office:value-type="float" office:value="28.1157675" calcext:value-type="float">
            <text:p>28.1157675</text:p>
          </table:table-cell>
          <table:table-cell table:style-name="ce5" table:formula="of:=([.$Y$5]^2*[.F11]^2)^0.5" office:value-type="float" office:value="0.00661855229623488" calcext:value-type="float">
            <text:p>0.007</text:p>
          </table:table-cell>
          <table:table-cell table:style-name="ce6" table:formula="of:=[.N11]/[.J11]" office:value-type="float" office:value="0.0802917761775348" calcext:value-type="float">
            <text:p>0.080292</text:p>
          </table:table-cell>
          <table:table-cell table:style-name="ce7" table:formula="of:=(([.N11]*[.K11]/[.J11]^2)^2+([.O11]/[.J11])^2)^0.5" office:value-type="float" office:value="0.0000378120349446511" calcext:value-type="float">
            <text:p>3.78E-05</text:p>
          </table:table-cell>
          <table:table-cell table:style-name="ce8" table:formula="of:=LN([.J11])" office:value-type="float" office:value="5.85841861697002" calcext:value-type="float">
            <text:p>5.85842</text:p>
          </table:table-cell>
          <table:table-cell table:style-name="ce8" table:formula="of:=LN([.P11])" office:value-type="float" office:value="-2.52208807700339" calcext:value-type="float">
            <text:p>-2.52209</text:p>
          </table:table-cell>
          <table:table-cell table:style-name="ce7" table:formula="of:=[.K11]/[.J11]" office:value-type="float" office:value="0.000407876088660962" calcext:value-type="float">
            <text:p>4.08E-04</text:p>
          </table:table-cell>
          <table:table-cell table:style-name="ce7" table:formula="of:=[.Q11]/[.P11]" office:value-type="float" office:value="0.000470932849474448" calcext:value-type="float">
            <text:p>4.71E-04</text:p>
          </table:table-cell>
          <table:table-cell table:style-name="ce4" office:value-type="string" calcext:value-type="string">
            <text:p>***</text:p>
          </table:table-cell>
          <table:table-cell table:number-columns-repeated="1002"/>
        </table:table-row>
        <table:table-row table:style-name="ro2">
          <table:table-cell table:number-columns-repeated="9"/>
          <table:table-cell table:style-name="ce4" table:number-columns-repeated="4"/>
          <table:table-cell/>
          <table:table-cell table:style-name="ce5"/>
          <table:table-cell table:style-name="ce6"/>
          <table:table-cell table:style-name="ce7"/>
          <table:table-cell table:style-name="ce8" table:number-columns-repeated="2"/>
          <table:table-cell table:style-name="ce7" table:number-columns-repeated="2"/>
          <table:table-cell table:number-columns-repeated="1003"/>
        </table:table-row>
        <table:table-row table:style-name="ro2">
          <table:table-cell table:number-columns-repeated="9"/>
          <table:table-cell table:style-name="ce4" table:number-columns-repeated="4"/>
          <table:table-cell table:number-columns-repeated="1011"/>
        </table:table-row>
        <table:table-row table:style-name="ro2">
          <table:table-cell table:number-columns-repeated="9"/>
          <table:table-cell table:style-name="ce4" table:number-columns-repeated="4"/>
          <table:table-cell table:number-columns-repeated="7"/>
          <table:table-cell office:value-type="string" calcext:value-type="string">
            <text:p>*** - Pontos usados para <text:s/>fit da resolução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ESTUDO DA RADIACAO DE FUNDO</text:p>
          </table:table-cell>
          <table:table-cell table:number-columns-repeated="8"/>
          <table:table-cell table:style-name="ce4" table:number-columns-repeated="4"/>
          <table:table-cell table:number-columns-repeated="1011"/>
        </table:table-row>
        <table:table-row table:style-name="ro2">
          <table:table-cell office:value-type="string" calcext:value-type="string">
            <text:p>(precisamos de converter tambem </text:p>
          </table:table-cell>
          <table:table-cell table:number-columns-repeated="8"/>
          <table:table-cell table:style-name="ce4" table:number-columns-repeated="4"/>
          <table:table-cell table:number-columns-repeated="1011"/>
        </table:table-row>
        <table:table-row table:style-name="ro2">
          <table:table-cell office:value-type="string" calcext:value-type="string">
            <text:p>para KeV)</text:p>
          </table:table-cell>
          <table:table-cell table:number-columns-repeated="8"/>
          <table:table-cell table:style-name="ce4" table:number-columns-repeated="4"/>
          <table:table-cell table:number-columns-repeated="1011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242" calcext:value-type="float">
            <text:p>242</text:p>
          </table:table-cell>
          <table:table-cell office:value-type="float" office:value="2928" calcext:value-type="float">
            <text:p>2928</text:p>
          </table:table-cell>
          <table:table-cell office:value-type="float" office:value="158.37" calcext:value-type="float">
            <text:p>158.37</text:p>
          </table:table-cell>
          <table:table-cell office:value-type="float" office:value="11.04" calcext:value-type="float">
            <text:p>11.04</text:p>
          </table:table-cell>
          <table:table-cell table:formula="of:=[.F18]/(2.355*SQRT([.D18]))" office:value-type="float" office:value="0.0866348495895805" calcext:value-type="float">
            <text:p>0.0866348496</text:p>
          </table:table-cell>
          <table:table-cell table:number-columns-repeated="2"/>
          <table:table-cell table:style-name="ce4" table:formula="of:=[.$X$5]*[.E18]+[.$X$6]" office:value-type="float" office:value="246.780958219889" calcext:value-type="float">
            <text:p>246.78</text:p>
          </table:table-cell>
          <table:table-cell table:style-name="ce4" table:formula="of:=[.$X$5]*[.G18]+[.E18]*[.$Y$5]+[.$Y$6]" office:value-type="float" office:value="0.274529310444539" calcext:value-type="float">
            <text:p>0.27</text:p>
          </table:table-cell>
          <table:table-cell table:style-name="ce4" table:formula="of:=ABS([.C18]-[.J18])/[.C18]*100" office:value-type="float" office:value="1.9756025702021" calcext:value-type="float">
            <text:p>1.98</text:p>
          </table:table-cell>
          <table:table-cell table:style-name="ce4" table:formula="of:=ABS([.C18]-[.J18])/[.K18]" office:value-type="float" office:value="17.415110292403" calcext:value-type="float">
            <text:p>17.4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52" calcext:value-type="float">
            <text:p>352</text:p>
          </table:table-cell>
          <table:table-cell office:value-type="float" office:value="1969" calcext:value-type="float">
            <text:p>1969</text:p>
          </table:table-cell>
          <table:table-cell office:value-type="float" office:value="231.3" calcext:value-type="float">
            <text:p>231.3</text:p>
          </table:table-cell>
          <table:table-cell office:value-type="float" office:value="10.82" calcext:value-type="float">
            <text:p>10.82</text:p>
          </table:table-cell>
          <table:table-cell table:formula="of:=[.F19]/(2.355*SQRT([.D19]))" office:value-type="float" office:value="0.103541270872128" calcext:value-type="float">
            <text:p>0.1035412709</text:p>
          </table:table-cell>
          <table:table-cell table:number-columns-repeated="2"/>
          <table:table-cell table:style-name="ce4" table:formula="of:=[.$X$5]*[.E19]+[.$X$6]" office:value-type="float" office:value="359.136186919889" calcext:value-type="float">
            <text:p>359.14</text:p>
          </table:table-cell>
          <table:table-cell table:style-name="ce4" table:formula="of:=[.$X$5]*[.G19]+[.E19]*[.$Y$5]+[.$Y$6]" office:value-type="float" office:value="0.327023996965173" calcext:value-type="float">
            <text:p>0.33</text:p>
          </table:table-cell>
          <table:table-cell table:style-name="ce4" table:formula="of:=ABS([.C19]-[.J19])/[.C19]*100" office:value-type="float" office:value="2.02732582951393" calcext:value-type="float">
            <text:p>2.03</text:p>
          </table:table-cell>
          <table:table-cell table:style-name="ce4" table:formula="of:=ABS([.C19]-[.J19])/[.K19]" office:value-type="float" office:value="21.8216002070606" calcext:value-type="float">
            <text:p>21.8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609" calcext:value-type="float">
            <text:p>609</text:p>
          </table:table-cell>
          <table:table-cell office:value-type="float" office:value="2361" calcext:value-type="float">
            <text:p>2361</text:p>
          </table:table-cell>
          <table:table-cell office:value-type="float" office:value="393.51" calcext:value-type="float">
            <text:p>393.51</text:p>
          </table:table-cell>
          <table:table-cell office:value-type="float" office:value="26.77" calcext:value-type="float">
            <text:p>26.77</text:p>
          </table:table-cell>
          <table:table-cell table:formula="of:=[.F20]/(2.355*SQRT([.D20]))" office:value-type="float" office:value="0.233942682904971" calcext:value-type="float">
            <text:p>0.2339426829</text:p>
          </table:table-cell>
          <table:table-cell table:number-columns-repeated="2"/>
          <table:table-cell table:style-name="ce4" table:formula="of:=[.$X$5]*[.E20]+[.$X$6]" office:value-type="float" office:value="609.035290819889" calcext:value-type="float">
            <text:p>609.04</text:p>
          </table:table-cell>
          <table:table-cell table:style-name="ce4" table:formula="of:=[.$X$5]*[.G20]+[.E20]*[.$Y$5]+[.$Y$6]" office:value-type="float" office:value="0.586746251779385" calcext:value-type="float">
            <text:p>0.59</text:p>
          </table:table-cell>
          <table:table-cell table:style-name="ce4" table:formula="of:=ABS([.C20]-[.J20])/[.C20]*100" office:value-type="float" office:value="0.00579488011314316" calcext:value-type="float">
            <text:p>0.01</text:p>
          </table:table-cell>
          <table:table-cell table:style-name="ce4" table:formula="of:=ABS([.C20]-[.J20])/[.K20]" office:value-type="float" office:value="0.0601466473488629" calcext:value-type="float">
            <text:p>0.0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950" calcext:value-type="float">
            <text:p>950</text:p>
          </table:table-cell>
          <table:table-cell office:value-type="float" office:value="1270" calcext:value-type="float">
            <text:p>1270</text:p>
          </table:table-cell>
          <table:table-cell office:value-type="float" office:value="607.55" calcext:value-type="float">
            <text:p>607.55</text:p>
          </table:table-cell>
          <table:table-cell office:value-type="float" office:value="5.64" calcext:value-type="float">
            <text:p>5.64</text:p>
          </table:table-cell>
          <table:table-cell table:formula="of:=[.F21]/(2.355*SQRT([.D21]))" office:value-type="float" office:value="0.067202639652272" calcext:value-type="float">
            <text:p>0.0672026397</text:p>
          </table:table-cell>
          <table:table-cell table:number-columns-repeated="2"/>
          <table:table-cell table:style-name="ce4" table:formula="of:=[.$X$5]*[.E21]+[.$X$6]" office:value-type="float" office:value="938.783174419889" calcext:value-type="float">
            <text:p>938.78</text:p>
          </table:table-cell>
          <table:table-cell table:style-name="ce4" table:formula="of:=[.$X$5]*[.G21]+[.E21]*[.$Y$5]+[.$Y$6]" office:value-type="float" office:value="0.407492040516551" calcext:value-type="float">
            <text:p>0.41</text:p>
          </table:table-cell>
          <table:table-cell table:style-name="ce4" table:formula="of:=ABS([.C21]-[.J21])/[.C21]*100" office:value-type="float" office:value="1.18071848211695" calcext:value-type="float">
            <text:p>1.18</text:p>
          </table:table-cell>
          <table:table-cell table:style-name="ce4" table:formula="of:=ABS([.C21]-[.J21])/[.K21]" office:value-type="float" office:value="27.526490004301" calcext:value-type="float">
            <text:p>27.5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1120" calcext:value-type="float">
            <text:p>1120</text:p>
          </table:table-cell>
          <table:table-cell office:value-type="float" office:value="1661" calcext:value-type="float">
            <text:p>1661</text:p>
          </table:table-cell>
          <table:table-cell office:value-type="float" office:value="724.26" calcext:value-type="float">
            <text:p>724.26</text:p>
          </table:table-cell>
          <table:table-cell office:value-type="float" office:value="8.78" calcext:value-type="float">
            <text:p>8.78</text:p>
          </table:table-cell>
          <table:table-cell table:formula="of:=[.F22]/(2.355*SQRT([.D22]))" office:value-type="float" office:value="0.0914784480732192" calcext:value-type="float">
            <text:p>0.0914784481</text:p>
          </table:table-cell>
          <table:table-cell table:number-columns-repeated="2"/>
          <table:table-cell table:style-name="ce4" table:formula="of:=[.$X$5]*[.E22]+[.$X$6]" office:value-type="float" office:value="1118.58543331989" calcext:value-type="float">
            <text:p>1118.59</text:p>
          </table:table-cell>
          <table:table-cell table:style-name="ce4" table:formula="of:=[.$X$5]*[.G22]+[.E22]*[.$Y$5]+[.$Y$6]" office:value-type="float" office:value="0.4872172034717" calcext:value-type="float">
            <text:p>0.49</text:p>
          </table:table-cell>
          <table:table-cell table:style-name="ce4" table:formula="of:=ABS([.C22]-[.J22])/[.C22]*100" office:value-type="float" office:value="0.126300596438479" calcext:value-type="float">
            <text:p>0.13</text:p>
          </table:table-cell>
          <table:table-cell table:style-name="ce4" table:formula="of:=ABS([.C22]-[.J22])/[.K22]" office:value-type="float" office:value="2.90335946684654" calcext:value-type="float">
            <text:p>2.9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1461" calcext:value-type="float">
            <text:p>1461</text:p>
          </table:table-cell>
          <table:table-cell office:value-type="float" office:value="5658" calcext:value-type="float">
            <text:p>5658</text:p>
          </table:table-cell>
          <table:table-cell office:value-type="float" office:value="949.48" calcext:value-type="float">
            <text:p>949.48</text:p>
          </table:table-cell>
          <table:table-cell office:value-type="float" office:value="40.84" calcext:value-type="float">
            <text:p>40.84</text:p>
          </table:table-cell>
          <table:table-cell table:formula="of:=[.F23]/(2.355*SQRT([.D23]))" office:value-type="float" office:value="0.230549057104705" calcext:value-type="float">
            <text:p>0.2305490571</text:p>
          </table:table-cell>
          <table:table-cell table:number-columns-repeated="2"/>
          <table:table-cell table:style-name="ce4" table:formula="of:=[.$X$5]*[.E23]+[.$X$6]" office:value-type="float" office:value="1465.55711311989" calcext:value-type="float">
            <text:p>1465.56</text:p>
          </table:table-cell>
          <table:table-cell table:style-name="ce4" table:formula="of:=[.$X$5]*[.G23]+[.E23]*[.$Y$5]+[.$Y$6]" office:value-type="float" office:value="0.783146368281053" calcext:value-type="float">
            <text:p>0.78</text:p>
          </table:table-cell>
          <table:table-cell table:style-name="ce4" table:formula="of:=ABS([.C23]-[.J23])/[.C23]*100" office:value-type="float" office:value="0.311917393558452" calcext:value-type="float">
            <text:p>0.31</text:p>
          </table:table-cell>
          <table:table-cell table:style-name="ce4" table:formula="of:=ABS([.C23]-[.J23])/[.K23]" office:value-type="float" office:value="5.81898008400704" calcext:value-type="float">
            <text:p>5.82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3" office:value-type="string" calcext:value-type="string">
            <text:p>^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3" office:value-type="string" calcext:value-type="string">
            <text:p>II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3" office:value-type="string" calcext:value-type="string">
            <text:p>II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Estas energias correspondem as teoricas 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os fotoes da rad. ambiente que vimos no diagrama</text:p>
          </table:table-cell>
          <table:table-cell table:number-columns-repeated="1021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lha2" table:style-name="ta2">
        <table:table-column table:style-name="co6" table:number-columns-repeated="1024" table:default-cell-style-name="ce2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olha3" table:style-name="ta2">
        <table:table-column table:style-name="co6" table:number-columns-repeated="1024" table:default-cell-style-name="ce2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3" number:min-integer-digits="1"/>
    </number:number-style>
    <number:number-style style:name="N112">
      <number:number number:decimal-places="1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5" number:min-integer-digits="1"/>
    </number:number-style>
    <number:number-style style:name="N115">
      <number:number number:decimal-places="6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7">00/00/0000</text:date>, <text:time style:data-style-name="N2" text:time-value="02:03:35.0381083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Miguel G</meta:initial-creator>
    <meta:creation-date>2015-10-12T12:14:13Z</meta:creation-date>
    <dc:date>2015-10-27T02:45:57.047546408</dc:date>
    <meta:editing-duration>PT15H48M58S</meta:editing-duration>
    <meta:editing-cycles>16</meta:editing-cycles>
    <dc:creator>Goncalo Castro</dc:creator>
    <meta:document-statistic meta:table-count="3" meta:cell-count="267" meta:object-count="0"/>
  </office:meta>
</office:document-meta>
</file>